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c064c" officeooo:paragraph-rsid="00146a83"/>
    </style:style>
    <style:style style:name="P2" style:family="paragraph" style:parent-style-name="Standard">
      <style:paragraph-properties fo:text-align="center" style:justify-single-word="false"/>
      <style:text-properties officeooo:rsid="001a6d72" officeooo:paragraph-rsid="00146a83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b2151" officeooo:paragraph-rsid="00146a8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6a8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be25f" officeooo:paragraph-rsid="00146a8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6a83" officeooo:paragraph-rsid="00146a83"/>
    </style:style>
    <style:style style:name="P7" style:family="paragraph" style:parent-style-name="Standard">
      <style:paragraph-properties fo:text-align="start" style:justify-single-word="false"/>
      <style:text-properties officeooo:rsid="00146a83" officeooo:paragraph-rsid="00146a83"/>
    </style:style>
    <style:style style:name="P8" style:family="paragraph">
      <style:paragraph-properties fo:margin-left="0.75in" fo:margin-right="0in" fo:text-indent="-0.2496in"/>
      <style:text-properties style:font-name="F" fo:font-size="12pt"/>
    </style:style>
    <style:style style:name="T1" style:family="text">
      <style:text-properties officeooo:rsid="001b2151"/>
    </style:style>
    <style:style style:name="T2" style:family="text">
      <style:text-properties officeooo:rsid="001c064c"/>
    </style:style>
    <style:style style:name="T3" style:family="text">
      <style:text-properties officeooo:rsid="00146a83"/>
    </style:style>
    <style:style style:name="T4" style:family="text">
      <style:text-properties officeooo:rsid="0014eb2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IVATION LADDER<text:span text:style-name="T1"> </text:span>OUTLINE</text:p>
      <text:p text:style-name="P2"/>
      <text:list xml:id="list1966265010084967413" text:style-name="L1">
        <text:list-item>
          <text:p text:style-name="P3">First Contact</text:p>
          <text:list>
            <text:list-item>
              <text:p text:style-name="P3">Simple Pain Point <text:span text:style-name="T3">Acknowledgment</text:span> and our Solution in simple terms</text:p>
              <text:list>
                <text:list-item>
                  <text:p text:style-name="P3">Use FCC elimination of Net <text:span text:style-name="T3">Neutrality</text:span> for initial campaign</text:p>
                </text:list-item>
              </text:list>
            </text:list-item>
            <text:list-item>
              <text:p text:style-name="P3">No <text:span text:style-name="T3">information</text:span> overload</text:p>
            </text:list-item>
          </text:list>
        </text:list-item>
        <text:list-item>
          <text:p text:style-name="P4"><office:annotation office:name="__Annotation__469_192230055"><dc:creator>Steven Sewell</dc:creator><dc:date>2017-12-06T15:40:17.663000000</dc:date><loext:sender-initials>SS</loext:sender-initials><text:p text:style-name="P8"><text:span text:style-name="T5">This could be part of an official Introduction Packet</text:span></text:p></office:annotation><text:span text:style-name="T1">Welcome letter from current community manager(s)</text:span></text:p>
        </text:list-item>
        <text:list-item>
          <text:p text:style-name="P3">Point them to places they can take immediate action<office:annotation-end office:name="__Annotation__469_192230055"/></text:p>
          <text:list>
            <text:list-item>
              <text:p text:style-name="P5">3 new members goal</text:p>
              <text:list>
                <text:list-item>
                  <text:p text:style-name="P5">We need committed voters to make this work</text:p>
                </text:list-item>
                <text:list-item>
                  <text:p text:style-name="P5">Every new members first primary task is to get 3 more people interested</text:p>
                </text:list-item>
              </text:list>
            </text:list-item>
            <text:list-item>
              <text:p text:style-name="P5">Find out what district you live in <text:span text:style-name="T2">as this is your primary area of action</text:span></text:p>
              <text:list>
                <text:list-item>
                  <text:p text:style-name="P5">Know the name of your Representative</text:p>
                </text:list-item>
                <text:list-item>
                  <text:p text:style-name="P5">Know the names of your Senators</text:p>
                </text:list-item>
                <text:list-item>
                  <text:p text:style-name="P5">Find out if you have a local group <text:span text:style-name="T2">and who are the leadership in your area of action</text:span></text:p>
                </text:list-item>
              </text:list>
            </text:list-item>
            <text:list-item>
              <text:p text:style-name="P5">Introduce yourself in the New Party Members forum</text:p>
            </text:list-item>
            <text:list-item>
              <text:p text:style-name="P1">Read the Mission Statement and Core Values &amp; Purpose documents</text:p>
            </text:list-item>
          </text:list>
        </text:list-item>
        <text:list-item>
          <text:p text:style-name="P1">Talk with a leader and determine what resources and skills you are interested in <text:span text:style-name="T3">utilizing</text:span> to help</text:p>
          <text:list>
            <text:list-item>
              <text:p text:style-name="P6">Review the task list and pick something that interests you to work on</text:p>
            </text:list-item>
          </text:list>
        </text:list-item>
        <text:list-item>
          <text:p text:style-name="P6">Get started! </text:p>
        </text:list-item>
      </text:list>
      <text:p text:style-name="P7"/>
      <text:p text:style-name="P7"/>
      <text:p text:style-name="P7">This document is a work in progress and should be updated often as the party grows and feedback is given as to what steps volunteers took to get them to the point of a fully active and productive memb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Sewell</meta:initial-creator>
    <meta:creation-date>2017-12-06T15:32:03.961000000</meta:creation-date>
    <dc:date>2017-12-06T15:40:41.121000000</dc:date>
    <dc:creator>Steven Sewell</dc:creator>
    <meta:editing-duration>PT8M36S</meta:editing-duration>
    <meta:editing-cycles>2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0" meta:word-count="219" meta:character-count="1150" meta:non-whitespace-character-count="968"/>
  </office:meta>
</office:document-meta>
</file>